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4c67"/>
    </style:style>
    <style:style style:name="P2" style:family="paragraph" style:parent-style-name="Heading_20_3">
      <style:text-properties officeooo:rsid="000fc1b0" officeooo:paragraph-rsid="000fc1b0"/>
    </style:style>
    <style:style style:name="P3" style:family="paragraph" style:parent-style-name="Standard">
      <style:text-properties officeooo:rsid="000ae2b8" officeooo:paragraph-rsid="000ae2b8"/>
    </style:style>
    <style:style style:name="P4" style:family="paragraph" style:parent-style-name="Standard">
      <style:text-properties officeooo:rsid="000bd78e" officeooo:paragraph-rsid="000bd78e"/>
    </style:style>
    <style:style style:name="P5" style:family="paragraph" style:parent-style-name="Standard">
      <style:text-properties officeooo:rsid="000da6f5" officeooo:paragraph-rsid="000da6f5"/>
    </style:style>
    <style:style style:name="P6" style:family="paragraph" style:parent-style-name="Standard">
      <style:text-properties officeooo:rsid="000e1240" officeooo:paragraph-rsid="000e1240"/>
    </style:style>
    <style:style style:name="P7" style:family="paragraph" style:parent-style-name="Standard">
      <style:text-properties officeooo:rsid="000fc1b0" officeooo:paragraph-rsid="000fc1b0"/>
    </style:style>
    <style:style style:name="P8" style:family="paragraph" style:parent-style-name="Text_20_body">
      <style:text-properties officeooo:rsid="00110a89" officeooo:paragraph-rsid="00110a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3">Plate</text:p>
      <text:p text:style-name="P3">bento</text:p>
      <text:p text:style-name="P3">#fancy</text:p>
      <text:p text:style-name="P3">plate apple</text:p>
      <text:p text:style-name="P3">#fancy pickle</text:p>
      <text:p text:style-name="P3">.small</text:p>
      <text:p text:style-name="P3">orange.small</text:p>
      <text:p text:style-name="P4">bento orange.small</text:p>
      <text:p text:style-name="P5">plate, bento</text:p>
      <text:p text:style-name="P5">*</text:p>
      <text:p text:style-name="P6">plate *</text:p>
      <text:p text:style-name="P6">plate+apple</text:p>
      <text:p text:style-name="P6">bento~pickle</text:p>
      <text:p text:style-name="P6">plate&gt;apple</text:p>
      <text:p text:style-name="P6">orange:first-child</text:p>
      <text:p text:style-name="P6">apple, plate picke:last-child</text:p>
      <text:p text:style-name="P7">apple, pickle</text:p>
      <text:p text:style-name="P7">:nth-child(3)</text:p>
      <text:p text:style-name="P7">bento:nth-child(2)</text:p>
      <text:p text:style-name="P7">apple:first-of-type</text:p>
      <text:p text:style-name="P7">:nth-of-type(even)</text:p>
      <text:h text:style-name="P2" text:outline-level="3">:nth-of-type(2n+3)</text:h>
      <text:p text:style-name="P8">Apple:onlyoftype</text:p>
      <text:p text:style-name="P8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6:41:36.411845831</meta:creation-date>
    <meta:editing-duration>PT1H21M14S</meta:editing-duration>
    <meta:editing-cycles>2</meta:editing-cycles>
    <meta:generator>LibreOffice/24.2.5.2$Linux_X86_64 LibreOffice_project/420$Build-2</meta:generator>
    <dc:date>2024-10-01T19:45:18.417653110</dc:date>
    <meta:document-statistic meta:table-count="0" meta:image-count="0" meta:object-count="0" meta:page-count="1" meta:paragraph-count="23" meta:word-count="31" meta:character-count="292" meta:non-whitespace-character-count="284"/>
  </office:meta>
</office:document-meta>
</file>